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59cm"/>
    </style:style>
    <style:style style:name="Table1.B" style:family="table-column">
      <style:table-column-properties style:column-width="12.254cm"/>
    </style:style>
    <style:style style:name="Table1.A1" style:family="table-cell">
      <style:table-cell-properties fo:padding="0.097cm" fo:border-left="0.05pt solid #000000" fo:border-right="none"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11" style:family="table-row">
      <style:table-row-properties style:min-row-height="0.554cm"/>
    </style:style>
    <style:style style:name="Table1.A13" style:family="table-cell" style:data-style-name="N0">
      <style:table-cell-properties fo:padding="0.097cm" fo:border-left="0.05pt solid #000000" fo:border-right="none" fo:border-top="none" fo:border-bottom="0.05pt solid #000000"/>
    </style:style>
    <style:style style:name="P1" style:family="paragraph" style:parent-style-name="Standard">
      <style:text-properties officeooo:rsid="00120214" officeooo:paragraph-rsid="00120214"/>
    </style:style>
    <style:style style:name="P2" style:family="paragraph" style:parent-style-name="Standard">
      <style:text-properties officeooo:rsid="0012846d" officeooo:paragraph-rsid="0012846d"/>
    </style:style>
    <style:style style:name="P3" style:family="paragraph" style:parent-style-name="Standard">
      <style:text-properties officeooo:rsid="0012846d" officeooo:paragraph-rsid="0014cd12"/>
    </style:style>
    <style:style style:name="P4" style:family="paragraph" style:parent-style-name="Standard">
      <style:text-properties fo:font-weight="bold" officeooo:rsid="00120214" officeooo:paragraph-rsid="00120214" style:font-weight-asian="bold" style:font-weight-complex="bold"/>
    </style:style>
    <style:style style:name="P5" style:family="paragraph" style:parent-style-name="Standard">
      <style:text-properties fo:font-weight="bold" officeooo:rsid="0012846d" officeooo:paragraph-rsid="0012846d" style:font-weight-asian="bold" style:font-weight-complex="bold"/>
    </style:style>
    <style:style style:name="P6" style:family="paragraph" style:parent-style-name="Standard">
      <style:text-properties fo:font-weight="bold" officeooo:rsid="0012e172" officeooo:paragraph-rsid="0012e172" style:font-weight-asian="bold" style:font-weight-complex="bold"/>
    </style:style>
    <style:style style:name="P7" style:family="paragraph" style:parent-style-name="Standard">
      <style:text-properties officeooo:rsid="0012e172" officeooo:paragraph-rsid="0012e172"/>
    </style:style>
    <style:style style:name="P8" style:family="paragraph" style:parent-style-name="Standard">
      <style:text-properties officeooo:rsid="00137a93" officeooo:paragraph-rsid="00137a93"/>
    </style:style>
    <style:style style:name="P9" style:family="paragraph" style:parent-style-name="Standard">
      <style:text-properties officeooo:paragraph-rsid="00137a93"/>
    </style:style>
    <style:style style:name="P10" style:family="paragraph" style:parent-style-name="Standard">
      <style:text-properties officeooo:paragraph-rsid="0014cd12"/>
    </style:style>
    <style:style style:name="P11" style:family="paragraph" style:parent-style-name="Standard">
      <style:text-properties officeooo:rsid="0014cd12" officeooo:paragraph-rsid="0014cd12"/>
    </style:style>
    <style:style style:name="P12" style:family="paragraph" style:parent-style-name="Standard">
      <style:text-properties fo:font-weight="normal" officeooo:rsid="001607cf" officeooo:paragraph-rsid="001607cf" style:font-weight-asian="normal" style:font-weight-complex="normal"/>
    </style:style>
    <style:style style:name="P13" style:family="paragraph" style:parent-style-name="Standard">
      <style:text-properties fo:font-weight="normal" officeooo:rsid="0016fa90" officeooo:paragraph-rsid="0016fa90" style:font-weight-asian="normal" style:font-weight-complex="normal"/>
    </style:style>
    <style:style style:name="P14" style:family="paragraph" style:parent-style-name="Standard">
      <style:text-properties fo:font-weight="normal" officeooo:rsid="0018d451" officeooo:paragraph-rsid="0018d451" style:font-weight-asian="normal" style:font-weight-complex="normal"/>
    </style:style>
    <style:style style:name="P15" style:family="paragraph" style:parent-style-name="Standard">
      <style:text-properties fo:font-weight="normal" officeooo:rsid="00192054" officeooo:paragraph-rsid="00192054" style:font-weight-asian="normal" style:font-weight-complex="normal"/>
    </style:style>
    <style:style style:name="P16" style:family="paragraph" style:parent-style-name="Table_20_Contents">
      <style:text-properties fo:font-size="10.5pt" fo:font-weight="bold" officeooo:rsid="002bb079" officeooo:paragraph-rsid="0014cd12" style:font-size-asian="10.5pt" style:font-weight-asian="bold" style:font-size-complex="10.5pt" style:font-weight-complex="bold"/>
    </style:style>
    <style:style style:name="P17" style:family="paragraph" style:parent-style-name="Table_20_Contents">
      <style:text-properties fo:color="#000000" fo:font-size="10.5pt" officeooo:rsid="004e8c01" officeooo:paragraph-rsid="0014cd12" style:font-size-asian="10.5pt" style:font-size-complex="10.5pt"/>
    </style:style>
    <style:style style:name="P18" style:family="paragraph" style:parent-style-name="Table_20_Contents">
      <style:text-properties fo:color="#000000" fo:font-size="10.5pt" officeooo:rsid="004cd4f4" officeooo:paragraph-rsid="0014cd12" style:font-size-asian="10.5pt" style:font-size-complex="10.5pt"/>
    </style:style>
    <style:style style:name="P19" style:family="paragraph" style:parent-style-name="Table_20_Contents">
      <style:text-properties fo:color="#000000" fo:font-size="10.5pt" officeooo:rsid="002ed204" officeooo:paragraph-rsid="0014cd12" style:font-size-asian="10.5pt" style:font-size-complex="10.5pt"/>
    </style:style>
    <style:style style:name="P20" style:family="paragraph" style:parent-style-name="Table_20_Contents">
      <style:text-properties fo:color="#000000" fo:font-size="10.5pt" officeooo:rsid="0031740e" officeooo:paragraph-rsid="0014cd12" style:font-size-asian="10.5pt" style:font-size-complex="10.5pt"/>
    </style:style>
    <style:style style:name="P21" style:family="paragraph" style:parent-style-name="Table_20_Contents">
      <style:text-properties fo:color="#000000" fo:font-size="10.5pt" officeooo:rsid="0054205a" officeooo:paragraph-rsid="0014cd12" style:font-size-asian="10.5pt" style:font-size-complex="10.5pt"/>
    </style:style>
    <style:style style:name="P22" style:family="paragraph" style:parent-style-name="Table_20_Contents">
      <style:text-properties fo:color="#000000" fo:font-size="10.5pt" officeooo:rsid="006792ab" officeooo:paragraph-rsid="0014cd12" style:font-size-asian="10.5pt" style:font-size-complex="10.5pt"/>
    </style:style>
    <style:style style:name="P23" style:family="paragraph" style:parent-style-name="Table_20_Contents">
      <style:text-properties fo:color="#000000" fo:font-size="10.5pt" officeooo:rsid="0032868a" officeooo:paragraph-rsid="0014cd12" style:font-size-asian="10.5pt" style:font-size-complex="10.5pt"/>
    </style:style>
    <style:style style:name="P24" style:family="paragraph" style:parent-style-name="Table_20_Contents">
      <style:text-properties fo:color="#000000" fo:font-size="10.5pt" officeooo:rsid="00433534" officeooo:paragraph-rsid="0014cd12" style:font-size-asian="10.5pt" style:font-size-complex="10.5pt"/>
    </style:style>
    <style:style style:name="P25" style:family="paragraph" style:parent-style-name="Table_20_Contents">
      <style:text-properties fo:color="#000000" fo:font-size="10.5pt" officeooo:rsid="0054205a" officeooo:paragraph-rsid="0014cd12" fo:background-color="transparen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137a93"/>
    </style:style>
    <style:style style:name="T4" style:family="text">
      <style:text-properties fo:background-color="transparent" loext:char-shading-value="0"/>
    </style:style>
    <style:style style:name="T5" style:family="text">
      <style:text-properties officeooo:rsid="002d740f"/>
    </style:style>
    <style:style style:name="T6" style:family="text">
      <style:text-properties officeooo:rsid="0032868a"/>
    </style:style>
    <style:style style:name="T7" style:family="text">
      <style:text-properties officeooo:rsid="0054205a"/>
    </style:style>
    <style:style style:name="T8" style:family="text">
      <style:text-properties officeooo:rsid="00433534"/>
    </style:style>
    <style:style style:name="T9" style:family="text">
      <style:text-properties officeooo:rsid="0014cd12"/>
    </style:style>
    <style:style style:name="T10" style:family="text">
      <style:text-properties fo:font-style="italic" style:font-style-asian="italic" style:font-style-complex="italic"/>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oftcat Software Platform Designer beta notes</text:p>
      <text:p text:style-name="P1"/>
      <text:p text:style-name="P1">Date: 12/07/2020</text:p>
      <text:p text:style-name="P1">Source: GLBASIC<text:line-break/>Author: Tony Kingsmill</text:p>
      <text:p text:style-name="P1"/>
      <text:p text:style-name="P5">Purpose:</text:p>
      <text:p text:style-name="P2">To produce level data files that can be used to create a platform game in GLBASIC.</text:p>
      <text:p text:style-name="P2"/>
      <text:p text:style-name="P5">How to works:</text:p>
      <text:p text:style-name="P2">The designer provides a screen grid of 16x12 boxes that can be filled with object sprites. The designer lets you create platforms, ladders, enemies, things to collect and an exit door to the next level.</text:p>
      <text:p text:style-name="P2"/>
      <text:p text:style-name="P5">Installing the designer:</text:p>
      <text:p text:style-name="P7">At the time of writing the most up to date version is 0.29BETA created in January 2020.</text:p>
      <text:p text:style-name="P7">The executable is available from Loftcat Software on the github link.</text:p>
      <text:p text:style-name="P7">To install run the exe file in Windows 10. An icon is created on the start menu.</text:p>
      <text:p text:style-name="P2"/>
      <text:p text:style-name="P6">Designer menu:</text:p>
      <text:p text:style-name="P7">When the designer loads you have the chance to choose a level 1-20. Use the W and S keys to do this. When you have chosen a level, press L to edit the level.</text:p>
      <text:p text:style-name="P7">You can also press N to generate a brand new level. Warning: When you generate a new level it will <text:span text:style-name="T1">overwrite</text:span><text:span text:style-name="T2"> any existing level data for the level selected. There are no warnings before you do this you use the N button with care.</text:span></text:p>
      <text:p text:style-name="P7"><text:span text:style-name="T2">Pressing Escape will exit from the designer.</text:span></text:p>
      <text:p text:style-name="P2"/>
      <text:p text:style-name="P5">Using the designer:</text:p>
      <text:p text:style-name="P8">When you are in the designer screen press H to list the controls:</text:p>
      <text:p text:style-name="P8"/>
      <text:p text:style-name="P8">Place object : SPACE</text:p>
      <text:p text:style-name="P8">Toggle objects selected to place: hold A (left) or D (right)</text:p>
      <text:p text:style-name="P8">Background colour: hold B to change</text:p>
      <text:p text:style-name="P8">Delete the currently selected box: Backspace</text:p>
      <text:p text:style-name="P8">Toggle the grid lines on and off (edit assistance): G</text:p>
      <text:p text:style-name="P8">Save progress: S</text:p>
      <text:p text:style-name="P8">Exit (without saving changes): Q</text:p>
      <text:p text:style-name="P8">Exit the designer completely (without saving changes): Escape</text:p>
      <text:p text:style-name="P8"/>
      <text:p text:style-name="P9"><text:span text:style-name="T3">You can move between the selected objects by pressing A and D. This is shown in the centre at the bottom of the screen. Certain objects (eg: Main Character) can only be displayed once on each level. When you place the Main Character it is designed to be the starting position for the level.</text:span></text:p>
      <text:p text:style-name="P9"/>
      <text:p text:style-name="P11">Up to 5 enemy characters can be placed on each level. Each of the 5 enemies can be placed once on each level. For each of the enemies, a choice of one of three behaviours for these can be placed on each level:</text:p>
      <text:p text:style-name="P11"/>
      <text:p text:style-name="P11">Static – enemy doesn’t move at all on the level – they are like a guard.</text:p>
      <text:p text:style-name="P11">Platform Sweeper – the enemy moves from left to right on the platform they are standing on</text:p>
      <text:p text:style-name="P11">Main character follower – the enemy will attempt to follow the player across the screen.</text:p>
      <text:p text:style-name="P10"/>
      <table:table table:name="Table1" table:style-name="Table1">
        <table:table-column table:style-name="Table1.A"/>
        <table:table-column table:style-name="Table1.B"/>
        <table:table-row>
          <table:table-cell table:style-name="Table1.A1" office:value-type="string">
            <text:p text:style-name="P16"><text:span text:style-name="T4">ObjectID</text:span> (keypress loop <text:s/><text:soft-page-break/>var)</text:p>
          </table:table-cell>
          <table:table-cell table:style-name="Table1.A1" office:value-type="string">
            <text:p text:style-name="P16"><text:span text:style-name="T5">ObjectID</text:span> description</text:p>
          </table:table-cell>
        </table:table-row>
        <table:table-row>
          <table:table-cell table:style-name="Table1.A2" office:value-type="string">
            <text:p text:style-name="P17">n/a</text:p>
          </table:table-cell>
          <table:table-cell table:style-name="Table1.A2" office:value-type="string">
            <text:p text:style-name="P18">Unfilled or deleted block in designer</text:p>
          </table:table-cell>
        </table:table-row>
        <table:table-row>
          <table:table-cell table:style-name="Table1.A2" office:value-type="string">
            <text:p text:style-name="P19">1</text:p>
          </table:table-cell>
          <table:table-cell table:style-name="Table1.A2" office:value-type="string">
            <text:p text:style-name="P19">Main char</text:p>
          </table:table-cell>
        </table:table-row>
        <table:table-row>
          <table:table-cell table:style-name="Table1.A2" office:value-type="string">
            <text:p text:style-name="P19">2</text:p>
          </table:table-cell>
          <table:table-cell table:style-name="Table1.A2" office:value-type="string">
            <text:p text:style-name="P19">Ladder – free</text:p>
          </table:table-cell>
        </table:table-row>
        <table:table-row>
          <table:table-cell table:style-name="Table1.A2" office:value-type="string">
            <text:p text:style-name="P20">3</text:p>
          </table:table-cell>
          <table:table-cell table:style-name="Table1.A2" office:value-type="string">
            <text:p text:style-name="P20">Ladder – attached</text:p>
          </table:table-cell>
        </table:table-row>
        <table:table-row>
          <table:table-cell table:style-name="Table1.A2" office:value-type="string">
            <text:p text:style-name="P25">4</text:p>
          </table:table-cell>
          <table:table-cell table:style-name="Table1.A2" office:value-type="string">
            <text:p text:style-name="P25">Platform – free</text:p>
          </table:table-cell>
        </table:table-row>
        <table:table-row>
          <table:table-cell table:style-name="Table1.A2" office:value-type="string">
            <text:p text:style-name="P21">5</text:p>
          </table:table-cell>
          <table:table-cell table:style-name="Table1.A2" office:value-type="string">
            <text:p text:style-name="P20">Item to collect #1</text:p>
          </table:table-cell>
        </table:table-row>
        <table:table-row>
          <table:table-cell table:style-name="Table1.A2" office:value-type="string">
            <text:p text:style-name="P21">6</text:p>
          </table:table-cell>
          <table:table-cell table:style-name="Table1.A2" office:value-type="string">
            <text:p text:style-name="P20">Item to col<text:span text:style-name="T9">l</text:span>ect #2</text:p>
          </table:table-cell>
        </table:table-row>
        <table:table-row>
          <table:table-cell table:style-name="Table1.A2" office:value-type="string">
            <text:p text:style-name="P21">7</text:p>
          </table:table-cell>
          <table:table-cell table:style-name="Table1.A2" office:value-type="string">
            <text:p text:style-name="P22">Door exit</text:p>
          </table:table-cell>
        </table:table-row>
        <table:table-row>
          <table:table-cell table:style-name="Table1.A2" office:value-type="string">
            <text:p text:style-name="P21">8</text:p>
          </table:table-cell>
          <table:table-cell table:style-name="Table1.A2" office:value-type="string">
            <text:p text:style-name="P20">Enemy 1: Platform sweeper</text:p>
          </table:table-cell>
        </table:table-row>
        <table:table-row table:style-name="Table1.11">
          <table:table-cell table:style-name="Table1.A2" office:value-type="string">
            <text:p text:style-name="P21">9</text:p>
          </table:table-cell>
          <table:table-cell table:style-name="Table1.A2" office:value-type="string">
            <text:p text:style-name="P20">Enemy <text:span text:style-name="T6">1</text:span>: MainChar foller</text:p>
          </table:table-cell>
        </table:table-row>
        <table:table-row>
          <table:table-cell table:style-name="Table1.A2" office:value-type="string">
            <text:p text:style-name="P21">10</text:p>
          </table:table-cell>
          <table:table-cell table:style-name="Table1.A2" office:value-type="string">
            <text:p text:style-name="P20">Enemy <text:span text:style-name="T6">1</text:span>: Static</text:p>
          </table:table-cell>
        </table:table-row>
        <table:table-row>
          <table:table-cell table:style-name="Table1.A13" office:value-type="float" office:value="11">
            <text:p text:style-name="P21">11</text:p>
          </table:table-cell>
          <table:table-cell table:style-name="Table1.A2" office:value-type="string">
            <text:p text:style-name="P20">Enemy <text:span text:style-name="T6">2</text:span>: Platform sweeper</text:p>
          </table:table-cell>
        </table:table-row>
        <table:table-row>
          <table:table-cell table:style-name="Table1.A2" office:value-type="string">
            <text:p text:style-name="P23">1<text:span text:style-name="T7">2</text:span></text:p>
          </table:table-cell>
          <table:table-cell table:style-name="Table1.A2" office:value-type="string">
            <text:p text:style-name="P20">Enemy 2: MainChar foller</text:p>
          </table:table-cell>
        </table:table-row>
        <table:table-row>
          <table:table-cell table:style-name="Table1.A2" office:value-type="string">
            <text:p text:style-name="P23">1<text:span text:style-name="T7">3</text:span></text:p>
          </table:table-cell>
          <table:table-cell table:style-name="Table1.A2" office:value-type="string">
            <text:p text:style-name="P20">Enemy <text:span text:style-name="T6">2</text:span>: Static</text:p>
          </table:table-cell>
        </table:table-row>
        <table:table-row>
          <table:table-cell table:style-name="Table1.A2" office:value-type="string">
            <text:p text:style-name="P23">1<text:span text:style-name="T7">4</text:span></text:p>
          </table:table-cell>
          <table:table-cell table:style-name="Table1.A2" office:value-type="string">
            <text:p text:style-name="P20">Enemy <text:span text:style-name="T6">3</text:span>: Platform sweeper</text:p>
          </table:table-cell>
        </table:table-row>
        <table:table-row>
          <table:table-cell table:style-name="Table1.A2" office:value-type="string">
            <text:p text:style-name="P23">1<text:span text:style-name="T7">5</text:span></text:p>
          </table:table-cell>
          <table:table-cell table:style-name="Table1.A2" office:value-type="string">
            <text:p text:style-name="P20">Enemy <text:span text:style-name="T6">3</text:span>: MainChar foller</text:p>
          </table:table-cell>
        </table:table-row>
        <table:table-row>
          <table:table-cell table:style-name="Table1.A2" office:value-type="string">
            <text:p text:style-name="P23">1<text:span text:style-name="T7">6</text:span></text:p>
          </table:table-cell>
          <table:table-cell table:style-name="Table1.A2" office:value-type="string">
            <text:p text:style-name="P20">Enemy 3: Static</text:p>
          </table:table-cell>
        </table:table-row>
        <table:table-row>
          <table:table-cell table:style-name="Table1.A2" office:value-type="string">
            <text:p text:style-name="P24">1<text:span text:style-name="T7">7</text:span></text:p>
          </table:table-cell>
          <table:table-cell table:style-name="Table1.A2" office:value-type="string">
            <text:p text:style-name="P20">Enemy <text:span text:style-name="T8">4</text:span>: Platform sweeper</text:p>
          </table:table-cell>
        </table:table-row>
        <table:table-row>
          <table:table-cell table:style-name="Table1.A2" office:value-type="string">
            <text:p text:style-name="P24">1<text:span text:style-name="T7">8</text:span></text:p>
          </table:table-cell>
          <table:table-cell table:style-name="Table1.A2" office:value-type="string">
            <text:p text:style-name="P20">Enemy <text:span text:style-name="T8">4</text:span>: MainChar foller</text:p>
          </table:table-cell>
        </table:table-row>
        <table:table-row>
          <table:table-cell table:style-name="Table1.A2" office:value-type="string">
            <text:p text:style-name="P24">1<text:span text:style-name="T7">9</text:span></text:p>
          </table:table-cell>
          <table:table-cell table:style-name="Table1.A2" office:value-type="string">
            <text:p text:style-name="P20">Enemy <text:span text:style-name="T8">4</text:span>: Static</text:p>
          </table:table-cell>
        </table:table-row>
        <table:table-row>
          <table:table-cell table:style-name="Table1.A2" office:value-type="string">
            <text:p text:style-name="P21">20</text:p>
          </table:table-cell>
          <table:table-cell table:style-name="Table1.A2" office:value-type="string">
            <text:p text:style-name="P20">Enemy <text:span text:style-name="T8">5</text:span>: Platform sweeper</text:p>
          </table:table-cell>
        </table:table-row>
        <table:table-row>
          <table:table-cell table:style-name="Table1.A2" office:value-type="string">
            <text:p text:style-name="P24">2<text:span text:style-name="T7">1</text:span></text:p>
          </table:table-cell>
          <table:table-cell table:style-name="Table1.A2" office:value-type="string">
            <text:p text:style-name="P20">Enemy <text:span text:style-name="T8">5</text:span>: MainChar foller</text:p>
          </table:table-cell>
        </table:table-row>
        <table:table-row>
          <table:table-cell table:style-name="Table1.A2" office:value-type="string">
            <text:p text:style-name="P24">2<text:span text:style-name="T7">2</text:span></text:p>
          </table:table-cell>
          <table:table-cell table:style-name="Table1.A2" office:value-type="string">
            <text:p text:style-name="P20">Enemy <text:span text:style-name="T8">5</text:span>: Static</text:p>
          </table:table-cell>
        </table:table-row>
      </table:table>
      <text:p text:style-name="P3"/>
      <text:p text:style-name="P5">Finding the files generated:</text:p>
      <text:p text:style-name="P12">The save files are named GameLevelx.bin where x is the level number from 1 to 20. For example GameLevel1.bin.</text:p>
      <text:p text:style-name="P14">The game files contain the character positioned in each grid location 16x12.</text:p>
      <text:p text:style-name="P14">It does not contain additional level data like background colour, level name and so on. This will need to be defined in the game code itself.</text:p>
      <text:p text:style-name="P14"/>
      <text:p text:style-name="P13">The default files are stored in ../PlatformDesigner/PlatformDesigner.app/Media/Levels</text:p>
      <text:p text:style-name="P13">However an installed Platform Designer will store edit files in a user profile folder. On a Windows 10 install you should be able to locate these files in:-</text:p>
      <text:p text:style-name="P13"/>
      <text:p text:style-name="P15">C:\Users\<text:span text:style-name="T10">username</text:span>\AppData\Local\VirtalStore\Program Files(x86)\Loftcat Software\Platform Designer\Media</text:p>
      <text:p text:style-name="P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7-12T11:56:00.124045865</meta:creation-date>
    <meta:generator>LibreOffice/6.3.5.2$MacOSX_X86_64 LibreOffice_project/dd0751754f11728f69b42ee2af66670068624673</meta:generator>
    <dc:date>2020-07-12T13:33:00.466097734</dc:date>
    <meta:editing-duration>PT1H12M18S</meta:editing-duration>
    <meta:editing-cycles>9</meta:editing-cycles>
    <meta:document-statistic meta:table-count="1" meta:image-count="0" meta:object-count="0" meta:page-count="2" meta:paragraph-count="85" meta:word-count="621" meta:character-count="3503" meta:non-whitespace-character-count="2959"/>
  </office:meta>
</office:document-meta>
</file>